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fo:font-weight="bold" officeooo:rsid="000e01aa" officeooo:paragraph-rsid="000e01aa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Mono" fo:font-size="11pt" fo:font-weight="bold" officeooo:rsid="000bbee9" officeooo:paragraph-rsid="000bbee9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Mono" fo:font-size="11pt" fo:font-weight="normal" officeooo:rsid="000bbee9" officeooo:paragraph-rsid="000bbee9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Mono" fo:font-size="11pt" fo:font-weight="normal" officeooo:rsid="000bbee9" officeooo:paragraph-rsid="000d103b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iberation Mono" fo:font-size="11pt" fo:font-weight="bold" officeooo:rsid="000bbee9" officeooo:paragraph-rsid="000d103b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1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down the tiling codes in <text:span text:style-name="T1">lexicographic order </text:span>for each board size and Pattern the corresponding tile patterns. </text:p>
      <text:p text:style-name="P2"/>
      <text:p text:style-name="P2">2x1</text:p>
      <text:p text:style-name="P2"><text:s text:c="25"/><text:span text:style-name="T2">┌─┐</text:span></text:p>
      <text:p text:style-name="P3">Code: <text:s/>1 <text:s text:c="6"/>Pattern: <text:span text:style-name="T3"><text:s/></text:span>│ │</text:p>
      <text:p text:style-name="P2"><text:s text:c="25"/><text:span text:style-name="T2">└─┘</text:span></text:p>
      <text:p text:style-name="P2">2x2</text:p>
      <text:p text:style-name="P2"><text:s text:c="25"/><text:span text:style-name="T2">┌─┬─┐</text:span></text:p>
      <text:p text:style-name="P4">Code: <text:s/>11 <text:s text:c="5"/>Pattern: <text:s/>│ │ │</text:p>
      <text:p text:style-name="P5"><text:s text:c="25"/><text:span text:style-name="T2">└─┴─┘</text:span></text:p>
      <text:p text:style-name="P3"><text:s text:c="25"/>┌───┐</text:p>
      <text:p text:style-name="P4">Code: <text:s/><text:span text:style-name="T4">2</text:span> <text:s text:c="6"/>Pattern: <text:s/>├───┤</text:p>
      <text:p text:style-name="P5"><text:s text:c="25"/><text:span text:style-name="T2">└───┘</text:span></text:p>
      <text:p text:style-name="P2">2x<text:span text:style-name="T4">3</text:span></text:p>
      <text:p text:style-name="P2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2"/>
      <text:p text:style-name="P2">2x4</text:p>
      <text:p text:style-name="P2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2"/>
      <text:p text:style-name="P2">2x5</text:p>
      <text:p text:style-name="P2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22:39:02.695196426</meta:creation-date>
    <dc:date>2025-09-14T23:00:34.226140224</dc:date>
    <meta:editing-duration>PT8M12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31" meta:word-count="76" meta:character-count="763" meta:non-whitespace-character-count="400"/>
  </office:meta>
</office:document-meta>
</file>